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86cm" style:rel-column-width="14783*"/>
    </style:style>
    <style:style style:name="Table1.B" style:family="table-column">
      <style:table-column-properties style:column-width="14.714cm" style:rel-column-width="5075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T1" style:family="text">
      <style:text-properties fo:font-weight="bold" style:font-name-asian="Times New Roman2" style:font-weight-asian="bold" style:font-name-complex="Times New Roman2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03.png" xlink:type="simple" xlink:show="embed" xlink:actuate="onLoad"/></draw:frame></text:p>
          </table:table-cell>
          <table:table-cell table:style-name="Table1.B1" office:value-type="string">
            <text:h text:style-name="P2" text:outline-level="1">Сложение вектора с число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300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T2">Блок </text:span><text:span text:style-name="T3">реализует операцию суммирования каждого из элементов </text:span><text:span text:style-name="T4">векторного</text:span><text:span text:style-name="T3"> сигнала на </text:span><text:span text:style-name="T4">первом</text:span><text:span text:style-name="T3"> входе со </text:span><text:span text:style-name="T4">скалярным</text:span><text:span text:style-name="T3"> сигналом на </text:span><text:span text:style-name="T4">втором</text:span><text:span text:style-name="T3"> входе:</text:span></text:p>
            <text:p text:style-name="P7"><text:span text:style-name="T3"><draw:frame draw:style-name="fr3" draw:name="Объект5" text:anchor-type="as-char" svg:width="3.771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">,</text:span></text:p>
            <text:p text:style-name="P6"><text:span text:style-name="T3">где</text:span><text:span text:style-name="T3"><draw:frame draw:style-name="fr3" draw:name="Объект2" text:anchor-type="as-char" svg:width="1.157cm" svg:height="0.62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i-ый элемент входного </text:span><text:span text:style-name="T4">векторного</text:span><text:span text:style-name="T3"> сигнала на первом входе;</text:span><text:span text:style-name="T3"><draw:frame draw:style-name="fr3" draw:name="Объект1" text:anchor-type="as-char" svg:width="1.042cm" svg:height="0.564cm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3">– сигнал на втором входе, скаляр;</text:span><text:span text:style-name="T3"><draw:frame draw:style-name="fr3" draw:name="Объект4" text:anchor-type="as-char" svg:width="1.182cm" svg:height="0.62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элемент выходного векторного сигнала</text:span><text:span text:style-name="T3"><draw:frame draw:style-name="fr3" draw:name="Объект6" text:anchor-type="as-char" svg:width="1.087cm" svg:height="0.564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3">.</text:span></text:p>
            <text:p text:style-name="P6">Размерность выхода равна размерности первого входа.</text:p>
            <text:p text:style-name="P6"><text:span text:style-name="T1">Свойства</text:span>:</text:p>
            <text:p text:style-name="P6">Для работы блока свойства задавать не требу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ложение вектора с числом</dc:title>
    <dc:date>2014-11-29T00:17:03.80</dc:date>
    <meta:generator>OpenOffice/4.1.1$Win32 OpenOffice.org_project/411m6$Build-9775</meta:generator>
    <meta:editing-duration>PT2H59M8S</meta:editing-duration>
    <meta:editing-cycles>55</meta:editing-cycles>
    <meta:document-statistic meta:table-count="1" meta:image-count="2" meta:object-count="5" meta:page-count="1" meta:paragraph-count="12" meta:word-count="68" meta:character-count="44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a</mi>
          <mi>i</mi>
        </msub>
      </mrow>
      <mrow>
        <mrow>
          <mo stretchy="false">(</mo>
          <mrow>
            <mi>t</mi>
          </mrow>
          <mo stretchy="false">)</mo>
        </mrow>
        <mo stretchy="false">+</mo>
        <mi>b</mi>
      </mrow>
      <mrow>
        <mo stretchy="false">(</mo>
        <mrow>
          <mi>t</mi>
        </mrow>
        <mo stretchy="false">)</mo>
      </mrow>
    </mrow>
    <annotation encoding="StarMath 5.0">y_i(t) = a_i(t) + b(t)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4/content.xml><?xml version="1.0" encoding="utf-8"?>
<math xmlns="http://www.w3.org/1998/Math/MathML">
  <semantics>
    <mrow>
      <msub>
        <mi>a</mi>
        <mrow>
          <mi>i</mi>
        </mrow>
      </msub>
      <mrow>
        <mo stretchy="false">(</mo>
        <mrow>
          <mi>t</mi>
        </mrow>
        <mo stretchy="false">)</mo>
      </mrow>
    </mrow>
    <annotation encoding="StarMath 5.0">a_{i}(t)</annotation>
  </semantics>
</math>
</file>

<file path=Object 7/content.xml><?xml version="1.0" encoding="utf-8"?>
<math xmlns="http://www.w3.org/1998/Math/MathML">
  <semantics>
    <mrow>
      <mi>b</mi>
      <mrow>
        <mo stretchy="false">(</mo>
        <mrow>
          <mi>t</mi>
        </mrow>
        <mo stretchy="false">)</mo>
      </mrow>
    </mrow>
    <annotation encoding="StarMath 5.0">b(t)</annotation>
  </semantics>
</math>
</file>